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ato1" svg:font-family="Lato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0" fo:widows="0"/>
      <style:text-properties style:font-name="Lato" fo:font-size="14pt" fo:font-weight="bold" style:font-name-asian="Lato1" style:font-size-asian="14pt" style:font-weight-asian="bold" style:font-name-complex="Lato1" style:font-size-complex="14pt"/>
    </style:style>
    <style:style style:name="P2" style:family="paragraph" style:parent-style-name="Standard">
      <style:paragraph-properties fo:line-height="100%" fo:orphans="0" fo:widows="0"/>
      <style:text-properties style:font-name="Lato" fo:font-size="14pt" style:font-name-asian="Lato1" style:font-size-asian="14pt" style:font-name-complex="Lato1" style:font-size-complex="14pt"/>
    </style:style>
    <style:style style:name="P3" style:family="paragraph" style:parent-style-name="Standard">
      <style:paragraph-properties fo:line-height="100%" fo:orphans="0" fo:widows="0"/>
      <style:text-properties style:font-name="Lato" fo:font-size="14pt" style:text-underline-style="solid" style:text-underline-width="auto" style:text-underline-color="font-color" fo:font-weight="normal" style:font-name-asian="Lato1" style:font-size-asian="14pt" style:font-weight-asian="normal" style:font-name-complex="Lato1" style:font-size-complex="14pt" style:font-weight-complex="normal"/>
    </style:style>
    <style:style style:name="P4" style:family="paragraph" style:parent-style-name="Standard">
      <style:paragraph-properties fo:line-height="100%" fo:orphans="0" fo:widows="0"/>
      <style:text-properties style:font-name="Lato" fo:font-size="14pt" style:text-underline-style="solid" style:text-underline-width="auto" style:text-underline-color="font-color" style:font-name-asian="Lato1" style:font-size-asian="14pt" style:font-name-complex="Lato1" style:font-size-complex="14pt"/>
    </style:style>
    <style:style style:name="P5" style:family="paragraph" style:parent-style-name="Standard">
      <style:paragraph-properties fo:line-height="100%" fo:orphans="0" fo:widows="0"/>
      <style:text-properties style:font-name="Lato" fo:font-size="14pt" style:text-underline-style="solid" style:text-underline-width="auto" style:text-underline-color="font-color" fo:font-weight="bold" style:font-name-asian="Lato1" style:font-size-asian="14pt" style:font-weight-asian="bold" style:font-name-complex="Lato1" style:font-size-complex="14pt"/>
    </style:style>
    <style:style style:name="P6" style:family="paragraph" style:parent-style-name="Standard">
      <style:paragraph-properties fo:line-height="100%" fo:orphans="0" fo:widows="0"/>
      <style:text-properties style:font-name="Lato" fo:font-size="14pt" style:text-underline-style="none" style:font-name-asian="Lato1" style:font-size-asian="14pt" style:font-name-complex="Lato1" style:font-size-complex="14pt"/>
    </style:style>
    <style:style style:name="P7" style:family="paragraph" style:parent-style-name="Standard">
      <style:paragraph-properties fo:line-height="100%" fo:orphans="0" fo:widows="0"/>
      <style:text-properties style:font-name="Lato" fo:font-size="12pt" fo:font-weight="normal" style:font-name-asian="Lato1" style:font-size-asian="12pt" style:font-weight-asian="normal" style:font-name-complex="Lato1" style:font-size-complex="12pt" style:font-weight-complex="normal"/>
    </style:style>
    <style:style style:name="P8" style:family="paragraph" style:parent-style-name="Standard">
      <style:paragraph-properties fo:line-height="100%" fo:orphans="0" fo:widows="0"/>
      <style:text-properties fo:color="#ff0000" style:font-name="Lato" fo:font-size="12pt" fo:font-weight="normal" style:font-name-asian="Lato1" style:font-size-asian="12pt" style:font-weight-asian="normal" style:font-name-complex="Lato1" style:font-size-complex="12pt" style:font-weight-complex="normal"/>
    </style:style>
    <style:style style:name="P9" style:family="paragraph" style:parent-style-name="Standard">
      <style:paragraph-properties fo:line-height="100%" fo:orphans="0" fo:widows="0"/>
      <style:text-properties fo:color="#ff0000" style:font-name="Lato" fo:font-size="12pt" style:font-name-asian="Lato1" style:font-size-asian="12pt" style:font-name-complex="Lato1" style:font-size-complex="12pt"/>
    </style:style>
    <style:style style:name="P10" style:family="paragraph" style:parent-style-name="Standard">
      <style:paragraph-properties fo:line-height="100%" fo:orphans="0" fo:widows="0"/>
      <style:text-properties fo:color="#ff0000" style:font-name="Lato" fo:font-size="14pt" style:font-name-asian="Lato1" style:font-size-asian="14pt" style:font-name-complex="Lato1" style:font-size-complex="14pt"/>
    </style:style>
    <style:style style:name="P11" style:family="paragraph" style:parent-style-name="Standard" style:master-page-name="Standard">
      <style:paragraph-properties fo:line-height="100%" fo:orphans="0" fo:widows="0" style:page-number="auto"/>
      <style:text-properties style:font-name="Lato" fo:font-size="14pt" style:text-underline-style="solid" style:text-underline-width="auto" style:text-underline-color="font-color" fo:font-weight="normal" style:font-name-asian="Lato1" style:font-size-asian="14pt" style:font-weight-asian="normal" style:font-name-complex="Lato1" style:font-size-complex="14pt" style:font-weight-complex="normal"/>
    </style:style>
    <style:style style:name="P12" style:family="paragraph" style:parent-style-name="Standard">
      <style:paragraph-properties fo:line-height="100%" fo:orphans="0" fo:widows="0"/>
      <style:text-properties fo:color="#0000ff" style:font-name="Lato" fo:font-size="14pt" style:font-name-asian="Lato1" style:font-size-asian="14pt" style:font-name-complex="Lato1" style:font-size-complex="14pt"/>
    </style:style>
    <style:style style:name="P13" style:family="paragraph" style:parent-style-name="Standard">
      <style:paragraph-properties fo:line-height="100%" fo:orphans="0" fo:widows="0"/>
      <style:text-properties fo:color="#ff0000" style:font-name="Lato" fo:font-size="14pt" style:font-name-asian="Lato1" style:font-size-asian="14pt" style:font-name-complex="Lato1" style:font-size-complex="14pt"/>
    </style:style>
    <style:style style:name="P14" style:family="paragraph" style:parent-style-name="Standard">
      <style:paragraph-properties fo:line-height="100%" fo:orphans="0" fo:widows="0" fo:padding="0.074cm" fo:border-left="none" fo:border-right="none" fo:border-top="none" fo:border-bottom="0.002cm solid #000000" style:join-border="false"/>
      <style:text-properties fo:color="#0000ff" style:font-name="Lato" fo:font-size="14pt" style:font-name-asian="Lato1" style:font-size-asian="14pt" style:font-name-complex="Lato1" style:font-size-complex="14pt"/>
    </style:style>
    <style:style style:name="T1" style:family="text">
      <style:text-properties fo:color="#0000ff"/>
    </style:style>
    <style:style style:name="T2" style:family="text">
      <style:text-properties fo:color="#6600cc"/>
    </style:style>
    <style:style style:name="T3" style:family="text">
      <style:text-properties fo:color="#00cc00"/>
    </style:style>
    <style:style style:name="T4" style:family="text">
      <style:text-properties fo:color="#00cc00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eleziona tutti gli ospiti che sono stati identificati con la carta di identità</text:p>
      <text:p text:style-name="P2"/>
      <text:p text:style-name="P8">SELECT * </text:p>
      <text:p text:style-name="P8"/>
      <text:p text:style-name="P8">FROM ospiti </text:p>
      <text:p text:style-name="P8"/>
      <text:p text:style-name="P8">WHERE document_type LIKE 'CI'</text:p>
      <text:p text:style-name="P7"/>
      <text:p text:style-name="P3">Seleziona tutti gli ospiti che sono nati dopo il 1988</text:p>
      <text:p text:style-name="P2"/>
      <text:p text:style-name="P9">SELECT name, lastname, YEAR(date_of_birth) AS 'year_of_birth' </text:p>
      <text:p text:style-name="P9"/>
      <text:p text:style-name="P9">FROM ospiti </text:p>
      <text:p text:style-name="P9"/>
      <text:p text:style-name="P9">WHERE YEAR(date_of_birth) &gt; 1988</text:p>
      <text:p text:style-name="P12">oppure WHERE date_of_birth &gt; '1988-12-31' alternativa </text:p>
      <text:p text:style-name="P6"/>
      <text:p text:style-name="P4">Seleziona tutti gli ospiti che hanno più di 20 anni (al momento dell’esecuzione della query)</text:p>
      <text:p text:style-name="P2"/>
      <text:p text:style-name="P9">SELECT name, lastname, YEAR(date_of_birth) AS 'year_of_birth', YEAR(NOW()) AS 'actual_year', YEAR(NOW()) - YEAR(date_of_birth) AS 'age' </text:p>
      <text:p text:style-name="P9"/>
      <text:p text:style-name="P9">FROM ospiti </text:p>
      <text:p text:style-name="P9"/>
      <text:p text:style-name="P9">WHERE (YEAR(NOW()) - YEAR(date_of_birth)) &gt; 20</text:p>
      <text:p text:style-name="P10"/>
      <text:p text:style-name="P2"/>
      <text:p text:style-name="P6"/>
      <text:p text:style-name="P4">Seleziona tutti gli ospiti il cui nome inizia con la D</text:p>
      <text:p text:style-name="P2"/>
      <text:p text:style-name="P9">SELECT *</text:p>
      <text:p text:style-name="P9"/>
      <text:p text:style-name="P9">FROM ospiti</text:p>
      <text:p text:style-name="P9"/>
      <text:p text:style-name="P9">WHERE name LIKE 'D%'</text:p>
      <text:p text:style-name="P6"/>
      <text:p text:style-name="P4">Calcola il totale degli ordini accepted</text:p>
      <text:p text:style-name="P2"/>
      <text:p text:style-name="P10">SELECT SUM(price)<text:span text:style-name="T1">, COUNT(*) [dipende come si intendeva domanda]</text:span></text:p>
      <text:p text:style-name="P10"/>
      <text:p text:style-name="P10">FROM pagamenti</text:p>
      <text:p text:style-name="P10"/>
      <text:p text:style-name="P10">WHERE status LIKE 'accepted'</text:p>
      <text:p text:style-name="P2"/>
      <text:p text:style-name="P6"/>
      <text:p text:style-name="P4"><text:soft-page-break/>Qual è il prezzo massimo pagato?</text:p>
      <text:p text:style-name="P2"/>
      <text:p text:style-name="P9">SELECT MAX(price)</text:p>
      <text:p text:style-name="P9"/>
      <text:p text:style-name="P9">FROM pagamenti</text:p>
      <text:p text:style-name="P6"/>
      <text:p text:style-name="P6"/>
      <text:p text:style-name="P4">Seleziona gli ospiti riconosciuti con patente e nati nel 1975</text:p>
      <text:p text:style-name="P2"/>
      <text:p text:style-name="P9">SELECT name, lastname, document_type, YEAR(date_of_birth) AS 'year_of_birth' <text:s/></text:p>
      <text:p text:style-name="P9"/>
      <text:p text:style-name="P9">FROM ospiti</text:p>
      <text:p text:style-name="P9"/>
      <text:p text:style-name="P9">WHERE document_type LIKE 'Driver License' AND YEAR(date_of_birth) LIKE 1975</text:p>
      <text:p text:style-name="P6"/>
      <text:p text:style-name="P4">Quanti paganti sono anche ospiti?</text:p>
      <text:p text:style-name="P2"/>
      <text:p text:style-name="P9">SELECT * <text:span text:style-name="T1">or COUNT(*)</text:span></text:p>
      <text:p text:style-name="P9"/>
      <text:p text:style-name="P9">FROM paganti</text:p>
      <text:p text:style-name="P9"/>
      <text:p text:style-name="P9">WHERE ospite_id &lt;&gt; 'NULL' <text:s text:c="2"/><text:span text:style-name="T1">or IS NOT NULL</text:span></text:p>
      <text:p text:style-name="P6"/>
      <text:p text:style-name="P5">Quanti posti letto ha l’hotel in totale?</text:p>
      <text:p text:style-name="P1"/>
      <text:p text:style-name="P8">SELECT COUNT(beds) <text:span text:style-name="T3">NO era SUM(beds)</text:span></text:p>
      <text:p text:style-name="P8"/>
      <text:p text:style-name="P8">FROM stanze</text:p>
      <text:p text:style-name="P1"/>
      <text:p text:style-name="P1"/>
      <text:p text:style-name="P1">Group by</text:p>
      <text:p text:style-name="P4">Conta gli ospiti raggruppandoli per anno di nascita</text:p>
      <text:p text:style-name="P2"/>
      <text:p text:style-name="P9">SELECT COUNT(*), YEAR(date_of_birth) AS 'year_of_birth' </text:p>
      <text:p text:style-name="P9"/>
      <text:p text:style-name="P9">FROM ospiti</text:p>
      <text:p text:style-name="P9"/>
      <text:p text:style-name="P9">GROUP BY YEAR(date_of_birth)</text:p>
      <text:p text:style-name="P2"/>
      <text:p text:style-name="P4">Somma i prezzi dei pagamenti raggruppandoli per status</text:p>
      <text:p text:style-name="P2"/>
      <text:p text:style-name="P9">SELECT COUNT(*), status <text:span text:style-name="T4">NO era SUM(price)</text:span></text:p>
      <text:p text:style-name="P9"/>
      <text:p text:style-name="P9">FROM pagamenti</text:p>
      <text:p text:style-name="P9"/>
      <text:p text:style-name="P9">GROUP BY status</text:p>
      <text:p text:style-name="P2"/>
      <text:p text:style-name="P4"><text:soft-page-break/>Conta quante volte è stata prenotata ogni stanza</text:p>
      <text:p text:style-name="P2"/>
      <text:p text:style-name="P9">SELECT COUNT(*), stanza_id</text:p>
      <text:p text:style-name="P9"/>
      <text:p text:style-name="P9">FROM prenotazioni</text:p>
      <text:p text:style-name="P9"/>
      <text:p text:style-name="P9">GROUP BY stanza_id</text:p>
      <text:p text:style-name="P9"/>
      <text:p text:style-name="P4">Fai una analisi per vedere se ci sono ore in cui le prenotazioni sono più frequenti</text:p>
      <text:p text:style-name="P2"/>
      <text:p text:style-name="P9">SELECT COUNT(*), HOUR(created_at) AS 'hour_of_prenotation'</text:p>
      <text:p text:style-name="P9"/>
      <text:p text:style-name="P9">FROM prenotazioni</text:p>
      <text:p text:style-name="P9"/>
      <text:p text:style-name="P9">GROUP BY hour_of_prenotation</text:p>
      <text:p text:style-name="P9"/>
      <text:p text:style-name="P9">ORDER BY COUNT(*) DESC</text:p>
      <text:p text:style-name="P2"/>
      <text:p text:style-name="P4">Quante prenotazioni ha fatto l’ospite che ha fatto più prenotazioni?</text:p>
      <text:p text:style-name="P10">SELECT COUNT(*), ospite_id</text:p>
      <text:p text:style-name="P10"/>
      <text:p text:style-name="P10">FROM prenotazioni_has_ospiti</text:p>
      <text:p text:style-name="P10"/>
      <text:p text:style-name="P10">GROUP BY ospite_id</text:p>
      <text:p text:style-name="P10"/>
      <text:p text:style-name="P10">ORDER BY COUNT(*) DESC</text:p>
      <text:p text:style-name="P10"/>
      <text:p text:style-name="P14">LIMIT 1 <text:s/>[PER AVERE SOLO UN RISULTATO]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ato1" svg:font-family="Lato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1-14T10:18:30.84</dc:date>
    <dc:creator>luca cavicchioli</dc:creator>
    <meta:generator>OpenOffice/4.1.7$Win32 OpenOffice.org_project/417m1$Build-9800</meta:generator>
    <meta:editing-duration>PT2H40M3S</meta:editing-duration>
    <meta:editing-cycles>15</meta:editing-cycles>
    <meta:document-statistic meta:table-count="0" meta:image-count="0" meta:object-count="0" meta:page-count="3" meta:paragraph-count="59" meta:word-count="310" meta:character-count="2141"/>
  </office:meta>
</office:document-meta>
</file>